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tyle="italic"/>
    </style:style>
    <style:style style:name="T1" style:family="text">
      <style:text-properties fo:font-weight="bold"/>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dumbing-down of programming</text:h>
      <text:h text:style-name="Heading_20_2" text:outline-level="2">Rebelling against Microsoft and its wizards, an engineer rediscovers the joys of difficult computing. First of two parts.</text:h>
      <text:h text:style-name="Heading_20_3" text:outline-level="3">By <text:a xlink:type="simple" xlink:href="https://www.salon.com/writer/ellen_ullman" text:style-name="Internet_20_link" text:visited-style-name="Visited_20_Internet_20_Link">Ellen Ullman</text:a> </text:h>
      <text:h text:style-name="Heading_20_3" text:outline-level="3">Published May 12, 1998 7:00PM (EDT) </text:h>
      <text:p text:style-name="Text_20_body"><text:a xlink:type="simple" xlink:href="https://www.salon.com/1998/05/12/feature_321/" text:style-name="Internet_20_link" text:visited-style-name="Visited_20_Internet_20_Link">https://www.salon.com/1998/05/12/feature_321/</text:a></text:p>
      <text:p text:style-name="Text_20_body"><text:span text:style-name="T1">L</text:span>ast month I committed an act of technical rebellion: I bought one operating system instead of another. On the surface, this may not seem like much, since an operating system is something that can seem inevitable. It's there when you get your machine, some software from Microsoft, an ur-condition that can be upgraded but not undone. Yet the world is filled with operating systems, it turns out. And since I've always felt that a computer system is a significant statement about our relationship to the world -- how we organize our understanding of it, how we want to interact with what we know, how we wish to project the whole notion of intelligence -- I suddenly did not feel like giving in to the inevitable.</text:p>
      <text:p text:style-name="Text_20_body">My intention had been to buy an upgrade to Windows NT Server, which was a completely sensible thing for me to be doing. A nice, clean, up-to-date system for an extra machine was the idea, somewhere to install my clients' software; a reasonable, professional choice in a world where Microsoft platforms are everywhere. But somehow I left the store carrying a box of Linux from a company called Slackware. Linux: home-brewed, hobbyist, group-hacked. UNIX-like operating system created in 1991 by Linus Torvalds then passed around from hand to hand like so much anti-Soviet <text:span text:style-name="T2">samizdat.</text:span> Noncommercial, sold on the cheap mainly for the cost of the documentation, impracticable except perhaps for the thrill of actually looking at the source code and utterly useless to my life as a software engineering consultant.</text:p>
      <text:p text:style-name="Text_20_body">But buying Linux was no mistake. For the mere act of installing the system -- stripping down the machine to its components, then rebuilding its capabilities one by one -- led me to think about what has happened to the profession of programming, and to consider how the notion of technical expertise has changed. I began to wonder about the wages, both personal and social, of spending so much time with a machine that has slowly absorbed into itself as many complications as possible, so as to present us with a fagade that says everything can and should be "easy."</text:p>
      <text:p text:style-name="Text_20_body">I began by ridding my system of Microsoft. I came of technical age with UNIX, where I learned with power-greedy pleasure that you could kill a system right out from under yourself with a single command. It's almost the first thing anyone teaches you: Run as the root user from the root directory, type in rm -r f *, and, at the stroke of the ENTER key, gone are all the files and directories. Recursively, each directory deleting itself once its files have been deleted, right down to the very directory from which you entered the command: the snake swallowing its tail. Just the knowledge that one might do such great destruction is heady. It is the technical equivalent of suicide, yet UNIX lets you do it anyhow. UNIX always presumes you know what you're doing. You're the human being, after all, and it is a mere operating system. Maybe you <text:span text:style-name="T2">want</text:span> to kill off your system.</text:p>
      <text:p text:style-name="Text_20_body"><text:soft-page-break/>But Microsoft was determined to protect me from myself. Consumer-oriented, idiot-proofed, covered by its pretty skin of icons and dialog boxes, Windows refused to let me harm it. I had long ago lost my original start-up disk, the system was too fritzed to make a new one and now it turned away my subterfuges of DOS installation diskette, boot disks from other machines, later versions of utilities. <text:span text:style-name="T2">Can't reformat active drive</text:span>. <text:span text:style-name="T2">Wrong version detected.</text:span> <text:span text:style-name="T2">Setup designed for systems without an operating system; operating system detected; upgrade version required.</text:span> A cascade of error messages, warnings, beeps; a sort of sound and light show -- the Wizard of Oz lighting spectacular fireworks to keep me from flinging back the curtain to see the short fat bald man.</text:p>
      <text:p text:style-name="Text_20_body">For Microsoft's self-protective skin is really only a show, a lure to the determined engineer, a challenge to see if you're clever enough to rip the covers off. The more it resisted me, the more I knew I would enjoy the pleasure of deleting it.</text:p>
      <text:p text:style-name="Text_20_body">Two hours later, I was stripping down the system. Layer by layer it fell away. Off came Windows NT 3.51; off came a wayward co-installation of Windows 95 where it overlaid DOS. I said goodbye to video and sound; goodbye wallpaper; goodbye fonts and colors and styles; goodbye windows and icons and menus and buttons and dialogs. All the lovely graphical skins turned to so much bitwise detritus. It had the feel of Keir Dullea turning off the keys to HAL's memory core in the film "2001," each keyturn removing a "higher" function, HAL's voice all the while descending into mawkish, babyish pleading. Except that I had the sense that I was performing an exactly opposite process: I was making my system not dumber but smarter. For now everything on the system would be something <text:span text:style-name="T2">put there by me,</text:span> and in the end the system itself would be cleaner, clearer, more knowable -- everything I associate with the idea of "intelligent."</text:p>
      <text:p text:style-name="Text_20_body">What I had now was a bare machine, just the hardware and its built-in logic. No more Microsoft muddle of operating systems. It was like hosing down your car after washing it: the same feeling of virtuous exertion, the pleasure of the sparkling clean machine you've just rubbed all over. Yours. Known down to the crevices. Then, just to see what would happen, I turned on the computer. It powered up as usual, gave two long beeps, then put up a message in large letters on the screen:</text:p>
      <text:p text:style-name="Text_20_body">NO ROM BASIC</text:p>
      <text:p text:style-name="Text_20_body">What? Had I somehow killed off my read-only memory? It doesn't matter that you tell yourself you're an engineer and game for whatever happens. There is still a moment of panic when things seem to go horribly wrong. I stared at the message for a while, then calmed down: It had to be related to not having an operating system. What else did I think could happen but something weird?</text:p>
      <text:p text:style-name="Text_20_body">But what something weird was this exactly? I searched the Net, found hundreds of HOW-TO FAQs about installing Linux, thousands about uninstalling operating systems -- endless pages of obscure factoids, strange procedures, good and bad advice. I followed trails of links that led to interesting bits of information, currently useless to me. Long trails that ended in dead ends, missing pages, junk. Then, sometime about 1 in the morning, in a FAQ about Enhanced IDE, was the answer:</text:p>
      <text:p text:style-name="Quotations">8.1. Why do I get NO ROM BASIC, SYSTEM HALTED?</text:p>
      <text:p text:style-name="Quotations">This should get a prize for the PC compatible's most obscure error message. It usually means you haven't made the primary partition bootable ...</text:p>
      <text:p text:style-name="Quotations">The earliest true-blue PCs had a BASIC interpreter built in, just like many other home computers those days. Even today, the Master Boot Record (MBR) code on your hard <text:soft-page-break/>disk jumps to the BASIC ROM if it doesn't find any active partitions. Needless to say, there's no such thing as a BASIC ROM in today's compatibles.... </text:p>
      <text:p text:style-name="Text_20_body">I had not seen a PC with built-in BASIC in some 16 years, yet here it still was, vestigial trace of the interpreter, something still remembering a time when the machine could be used to interpret and execute my entries as lines in a BASIC program. The least and smallest thing the machine could do in the absence of all else, its one last imperative: <text:span text:style-name="T2">No operating system! Look for BASIC!</text:span> It was like happening upon some primitive survival response, a low-level bit of hard wiring, like the mysterious built-in knowledge that lets a blind little mouseling, newborn and helpless, find its way to the teat.</text:p>
      <text:p text:style-name="Text_20_body">This discovery of the trace of BASIC was somehow thrilling -- an ancient pot shard found by mistake in the rubble of an excavation. Now I returned to the FAQs, lost myself in digging, passed another hour in a delirium of trivia. Hex loading addresses for devices. Mysteries of the BIOS old and new. Motherboards certified by the company that had written my BIOS and motherboards that were not. I learned that my motherboard was an orphan. It was made by a Taiwanese company no longer in business; its BIOS had been left to languish, supported by no one. And one moment after midnight on Dec. 31, 1999, it would reset my system clock to ... <text:span text:style-name="T2">1980? What?</text:span> Why 1980 and not zero? Then I remembered: 1980 was the year of the first IBM PC. 1980 was Year One in desktop time.</text:p>
      <text:p text:style-name="Text_20_body">The computer was suddenly revealed as palimpsest. The machine that is everywhere hailed as the very incarnation of the new had revealed itself to be not so new after all, but a series of skins, layer on layer, winding around the messy, evolving idea of the computing machine. Under Windows was DOS; under DOS, BASIC; and under them both the date of its origins recorded like a birth memory. Here was the very opposite of the authoritative, all-knowing system with its pretty screenful of icons. Here was the antidote to Microsoft's many protections. The mere impulse toward Linux had led me into an act of desktop archaeology. And down under all those piles of stuff, the secret was written: We build our computers the way we build our cities -- over time, without a plan, on top of ruins.</text:p>
      <text:p text:style-name="Text_20_body"><text:span text:style-name="T2">My Computer.</text:span> This is the face offered to the world by the other machines in the office. <text:span text:style-name="T2">My Computer.</text:span> I've always hated this icon -- its insulting, infantilizing tone. Even if you change the name, the damage is done: It's how you've been encouraged to think of the system. My Computer. My Documents. Baby names. My world, mine, mine, mine. Network Neighborhood, just like Mister Rogers'.</text:p>
      <text:p text:style-name="Text_20_body">On one side of me was the Linux machine, which I'd managed to get booted from a floppy. It sat there at a login prompt, plain characters on a black-and-white screen. On the other side was a Windows NT system, colored little icons on a soothing green background, a screenful of programming tools: Microsoft Visual C++, Symantec Visual Cafe, Symantec Visual Page, Totally Hip WebPaint, Sybase PowerBuilder, Microsoft Access, Microsoft Visual Basic -- tools for everything from ad hoc Web-page design to corporate development to system engineering. NT is my development platform, the place where I'm supposed to write serious code. But sitting between my two machines -- baby-faced NT and no-nonsense Linux -- I couldn't help thinking about all the layers I had just peeled off the Linux box, and I began to wonder what the user-friendly NT system was protecting me from.</text:p>
      <text:p text:style-name="Quotations"><text:soft-page-break/>Developers get the benefit of visual layout without the hassle of having to remember HTML code. </text:p>
      <text:p text:style-name="Quotations">-- Reviewers' guide to Microsoft J++</text:p>
      <text:p text:style-name="Quotations">Templates, Wizards and JavaBeans Libraries Make Development Fast <text:line-break/><text:line-break/>-- Box for Symantec's Visual Cafe for Java</text:p>
      <text:p text:style-name="Quotations">Simplify application and applet development with numerous wizards <text:line-break/><text:line-break/>-- Ad for Borland's JBuilder in the Programmer's Paradise catalog</text:p>
      <text:p text:style-name="Quotations">Thanks to IntelliSense, the Table Wizard designs the structure of your business and personal databases for you. <text:line-break/><text:line-break/>-- Box for Microsoft Access</text:p>
      <text:p text:style-name="Quotations">Developers will benefit by being able to create DHTML components without having to manually code, or even learn, the markup language. <text:line-break/><text:line-break/>-- Review of J++ 6.0 in PC Week, March 16, 1998.</text:p>
      <text:p text:style-name="Quotations">Has custom controls for all the major Internet protocols (Windows Sockets, FTP, Telnet, Firewall, Socks 5.0, SMPT, POP, MIME, NNTP, Rcommands, HTTP, etc.). And you know what? You really don't need to understand any of them to include the functionality they offer in your program. <text:line-break/><text:line-break/>-- Ad for Visual Internet Toolkit from the Distinct Corp. in the Components Paradise catalog</text:p>
      <text:p text:style-name="Text_20_body">My programming tools were full of wizards. Little dialog boxes waiting for me to click "Next" and "Next" and "Finish." Click and drag and shazzam! -- thousands of lines of working code. No need to get into the "hassle" of remembering the language. No need to <text:span text:style-name="T2">even learn</text:span> it. It is a powerful siren-song lure: You can make your program do all these wonderful and complicated things, and <text:span text:style-name="T2">you don't really need to understand.</text:span></text:p>
      <text:p text:style-name="Text_20_body">In six clicks of a wizard, the Microsoft C++ AppWizard steps me through the creation of an application skeleton. The application will have a multidocument interface, database support from SQL Server, OLE compound document support as both server and container, docking toolbars, a status line, printer and print-preview dialogs, 3-D controls, messaging API and Windows sockets support; and, when my clicks are complete, it will immediately compile, build and execute. Up pops a parent and child window, already furnished with window controls, default menus, icons and dialogs for printing, finding, cutting and pasting, saving and so forth. The process takes three minutes.</text:p>
      <text:p text:style-name="Text_20_body">Of course, I could look at the code that the Wizard has generated. Of course, I could read carefully through the 36 generated C++ class definitions. Ideally, I would not only read the code but also understand all the calls on the operating system and all the references to the library of standard Windows objects called the Microsoft Foundation Classes. Most of all, I would study them until I knew in great detail the complexities of servers and containers, OLE objects, interaction with <text:soft-page-break/>relational databases, connections to a remote data source and the intricacies of messaging -- all the functionality AppWizard has just slurped into my program, none of it trivial.</text:p>
      <text:p text:style-name="Text_20_body">But everything in the environment urges me not to. What the tool encourages me to do now is find the TODO comments in the generated code, then do a little filling in -- constructors and initializations. Then I am to start clicking and dragging controls onto the generated windows -- all the prefabricated text boxes and list boxes and combo boxes and whatnot. Then I will write a little code that hangs off each control.</text:p>
      <text:p text:style-name="Text_20_body">In this programming world, the writing of my code has moved away from being the central task to become a set of appendages to the entire Microsoft system structure. I'm a scrivener here, a filler-in of forms, a setter of properties. Why study all that other stuff, since it already works anyway? Since my deadline is pressing. Since the marketplace is not interested in programs that do not work well in the entire Microsoft structure, which AppWizard has so conveniently prebuilt for me.</text:p>
      <text:p text:style-name="Text_20_body">This not-knowing is a seduction. I feel myself drifting up, away from the core of what I've known programming to be: text that talks to the system and its other software, talk that depends on knowing the system as deeply as possible. These icons and wizards, these prebuilt components that look like little pictures, are obscuring the view that what lies under all these cascading windows is only text talking to machine, and underneath it all is something still looking for a BASIC interpreter. But the view the wizards offer is pleasant and easy. The temptation never to know what underlies that ease is overwhelming. It is like the relaxing passivity of television, the calming blankness when a theater goes dark: It is the sweet allure of <text:span text:style-name="T2">using.</text:span></text:p>
      <text:p text:style-name="Text_20_body">My programming tools have become like <text:span text:style-name="T2">My Computer.</text:span> The same impulse that went into the Windows 95 user interface -- the desire to encapsulate complexity behind a simplified set of visual representations, the desire to make me resist opening that capsule -- is now in the tools I use to write programs for the system. What started out as the annoying, cloying face of a consumer-oriented system for a naive user has somehow found its way into C++. Dumbing-down is trickling down. Not content with infantilizing the end user, the purveyors of point-and-click seem determined to infantilize the programmer as well.</text:p>
      <text:p text:style-name="Text_20_body">But what if you're an experienced engineer? What if you've already learned the technology contained in the tool, and you're ready to stop worrying about it? Maybe letting the wizard do the work isn't a loss of knowledge but simply a form of storage: the tool as convenient information repository. </text:p>
      <text:p text:style-name="P1">(To be continued.)</text:p>
      <text:h text:style-name="Heading_20_1" text:outline-level="1"><text:soft-page-break/>The dumbing-down of programming</text:h>
      <text:h text:style-name="Heading_20_2" text:outline-level="2">Part Two: Returning to the source. Once knowledge disappears into code, how do we retrieve it?</text:h>
      <text:h text:style-name="Heading_20_3" text:outline-level="3">By <text:a xlink:type="simple" xlink:href="https://www.salon.com/writer/ellen_ullman" text:style-name="Internet_20_link" text:visited-style-name="Visited_20_Internet_20_Link">Ellen Ullman</text:a> </text:h>
      <text:h text:style-name="Heading_20_3" text:outline-level="3">Published May 13, 1998 7:00PM (EDT) </text:h>
      <text:p text:style-name="Text_20_body"><text:span text:style-name="T1">I</text:span> used to pass by a large computer system with the feeling that it represented the summed-up knowledge of human beings. It reassured me to think of all those programs as a kind of library in which our understanding of the world was recorded in intricate and exquisite detail. I managed to hold onto this comforting belief even in the face of 20 years in the programming business, where I learned from the beginning what a hard time we programmers have in maintaining our own code, let alone understanding programs written and modified over years by untold numbers of other programmers. Programmers come and go; the core group that once understood the issues has written its code and moved on; new programmers have come, left their bit of understanding in the code and moved on in turn. Eventually, no one individual or group knows the full range of the problem behind the program, the solutions we chose, the ones we rejected and why.</text:p>
      <text:p text:style-name="Text_20_body">Over time, the only representation of the original knowledge becomes the code itself, which by now is something we can run but not exactly understand. It has become a process, something we can operate but no longer rethink deeply. Even if you have the source code in front of you, there are limits to what a human reader can absorb from thousands of lines of text designed primarily to function, not to convey meaning. When knowledge passes into code, it changes state; like water turned to ice, it becomes a new thing, with new properties. We <text:span text:style-name="T2">use</text:span> it; but in a human sense we no longer <text:span text:style-name="T2">know</text:span> it.</text:p>
      <text:p text:style-name="Text_20_body">The <text:a xlink:type="simple" xlink:href="http://www.salonmagazine.com/21st/books/1998/03/cov_02books.html" text:style-name="Internet_20_link" text:visited-style-name="Visited_20_Internet_20_Link">Year 2000 problem</text:a> is an example on a vast scale of knowledge disappearing into code. And the soon-to-fail national air-traffic control system is but one stark instance of how computerized expertise can be lost. In March, the New York Times reported that IBM had told the Federal Aviation Administration that, come the millennium, the existing system would stop functioning reliably. IBM's advice was to completely replace the system because, they said, there was "no one left who understands the inner workings of the host computer."</text:p>
      <text:p text:style-name="Text_20_body"><text:span text:style-name="T2">No one left who understands.</text:span> Air-traffic control systems, bookkeeping, drafting, circuit design, spelling, differential equations, assembly lines, ordering systems, network object communications, rocket launchers, atom-bomb silos, electric generators, operating systems, fuel injectors, CAT scans, air conditioners -- an exploding list of subjects, objects and processes rushing into code, which eventually will be left running without anyone left who understands them. A world full of things like mainframe computers, which we can use or throw away, with little choice in between. A world floating atop a sea of programs we've come to rely on but no longer truly understand or control. Code and forget; code and forget: programming as a collective exercise in incremental forgetting.</text:p>
      <text:p text:style-name="Text_20_body">Every visual programming tool, every wizard, says to the programmer: No need for you to know this. What reassures the programmer -- what lulls an otherwise intelligent, knowledge-seeking individual into giving up the desire to know -- is the suggestion that the wizard is only taking care <text:soft-page-break/>of things that are repetitive or boring. These are only tedious and mundane tasks, says the wizard, from which I will free you for better things. Why reinvent the wheel? Why should anyone ever again write code to put up a window or a menu? Use me and you will be more productive.</text:p>
      <text:p text:style-name="Text_20_body">Productivity has always been the justification for the prepackaging of programming knowledge. But it is worth asking about the sort of productivity gains that come from the simplifications of click-and-drag. I once worked on a project in which a software product originally written for UNIX was being redesigned and implemented on Windows NT. Most of the programming team consisted of programmers who had great facility with Windows, Microsoft Visual C++ and the Foundation Classes. In no time at all, it seemed, they had generated many screenfuls of windows and toolbars and dialogs, all with connections to networks and data sources, thousands and thousands of lines of code. But when the inevitable difficulties of debugging came, they seemed at sea. In the face of the usual weird and unexplainable outcomes, they stood a bit agog. It was left to the UNIX-trained programmers to fix things. The UNIX team members were accustomed to having to know. Their view of programming as language-as-text gave them the patience to look slowly through the code. In the end, the overall "productivity" of the system, the fact that it came into being at all, was the handiwork not of tools that sought to make programming seem easy, but the work of engineers who had no fear of "hard."</text:p>
      <text:p text:style-name="Text_20_body">And as prebuilt components accomplish larger and larger tasks, it is no longer only a question of putting up a window or a text box, but of an entire technical viewpoint encapsulated in a tool or component. No matter if, like Microsoft's definition of a software object, that viewpoint is haphazardly designed, verbose, buggy. The tool makes it look clean; the wizard hides bad engineering as well as complexity.</text:p>
      <text:p text:style-name="Text_20_body">In the pretty, visual programming world, both the vendor and programmer can get lazy. The vendor doesn't have to work as hard at producing and committing itself to well-designed programming interfaces. And the programmer can stop thinking about the fundamentals of the system. We programmers can lay back and inherit the vendor's assumptions. We accept the structure of the universe implicit in the tool. We become dependent on the vendor. We let knowledge about difficulty and complexity come to reside not in us, but in the program we use to write programs.</text:p>
      <text:p text:style-name="Text_20_body">No wizard can possibly banish all the difficulties, of course. Programming is still a tinkery art. The technical environment has become very complex -- we expect bits of programs running anywhere to communicate with bits of programs running anywhere else -- and it is impossible for any one individual to have deep and detailed knowledge about every niche. So a certain degree of specialization has always been needed. A certain amount of complexity-hiding is useful and inevitable.</text:p>
      <text:p text:style-name="Text_20_body">Yet, when we allow complexity to be hidden and handled for us, we should at least notice what we're giving up. We risk becoming users of components, handlers of black boxes that don't open or don't seem worth opening. We risk becoming like auto mechanics: people who can't really fix things, who can only swap components. It's possible to let technology absorb what we know and then re-express it in intricate mechanisms -- parts and circuit boards and software objects -- mechanisms we can use but do not understand in crucial ways. This not-knowing is fine while everything works as we expected. But when something breaks or goes wrong or needs fundamental change, what will we do but stand a bit helpless in the face of our own creations?</text:p>
      <text:p text:style-name="Text_20_body"><text:soft-page-break/><text:span text:style-name="T1">L</text:span>inux won't recognize my CD-ROM drive. I'm using what should be the right boot kernel, it's supposed to handle CD-ROMs like mine, but no: The operating system doesn't see anything at all on /dev/hdc. I try various arcane commands to the boot loader: still nothing. Finally I'm driven back to the HOW-TO FAQs and realize I should have started there. In just a few minutes, I find a FAQ that describes my problem in thorough and knowledgeable detail. Don't let anyone ever say that Linux is an unsupported operating system. Out there is a global militia of fearless engineers posting helpful information on the Internet: Linux is the best supported operating system in the world.</text:p>
      <text:p text:style-name="Text_20_body">The problem is the way the CD-ROM is wired, and as I reach for the screwdriver and take the cover off the machine, I realize that this is exactly what I came for: to take off the covers. And this, I think, is what is driving so many engineers to Linux: to get their hands on the system again.</text:p>
      <text:p text:style-name="Text_20_body">Now that I know that the CD-ROM drive should be attached as a master device on the secondary IDE connector of my orphaned motherboard -- now that I know this machine to the metal -- it occurs to me that Linux is a reaction to Microsoft's consumerization of the computer, to its cutesying and dumbing-down and bulletproofing behind dialog boxes. That Linux represents a desire to get back to UNIX before it was Hewlett-Packard's HP-UX or Sun's Solaris or IBM's AIX -- knowledge now owned by a corporation, released in unreadable binary form, so easy to install, so hard to uninstall. That this sudden movement to <text:a xlink:type="simple" xlink:href="http://www.salonmagazine.com/21st/feature/1997/11/cov_20feature.html" text:style-name="Internet_20_link" text:visited-style-name="Visited_20_Internet_20_Link">freeware and open source</text:a> is our desire to revisit the idea that a professional engineer can and should be able to do the one thing that is most basic to our work: examine the source code, the actual program, the real and unvarnished representation of the system. I exaggerate only a little if I say that it is a reassertion of our dignity as humans working with mere machine; a return, quite literally, to the source.</text:p>
      <text:p text:style-name="Text_20_body">In an ideal world, I would not have to choose between the extreme polarities of dialog box and source code. My dream system interface would allow me to start hesitantly, unschooled. Then, as I used the facility that distinguishes me from the machine -- the still-mysterious capacity to learn, the ability to do something the second time in a way quite different from the first -- I could descend a level to a smarter, quicker kind of "talk." I would want the interface to scale with me, to follow me as my interest deepened or waned. <text:span text:style-name="T2">Down,</text:span> I would say, and it would let me get my way, however stupid or incomprehensible this seemed to it, a mere program. <text:span text:style-name="T2">Up,</text:span> I could say, so I could try something new or forgotten or lost just now in a moment of my being human, nonlinear, unpredictable.</text:p>
      <text:p text:style-name="Text_20_body">Once my installation of Linux was working, I felt myself qualified, as a bona fide Linux user, to attend a meeting of the Silicon Valley Linux User's Group. Linus Torvalds, author of the Linux kernel and local godhead, was scheduled to speak. The meeting was to be in a building in the sprawling campus of Cisco Systems. I was early; I took a seat in a nearly empty room that held exactly 200 chairs. By the time Torvalds arrived half an hour later, more than twice that many people had crowded in.</text:p>
      <text:p text:style-name="Text_20_body">Torvalds is a witty and engaging speaker, but it was not his clever jokes that held the audience; he did not cheerlead or sell or sloganize. What he did was a sort of engineering design review. Immediately he made it clear that he wanted to talk about the problem he was just then working on: a symmetrical multiprocessing kernel for Linux. For an hour and a half, the audience was rapt as he outlined the trade-offs that go into writing an operating system that runs on multiple processors: better isolation between processes vs. performance; how many locks would be a good number, not too many to degrade response, not so few to risk one program stepping on the memory area of <text:soft-page-break/>another; what speed of processor should you test on, since faster processors would tend to minimize lock contention; and so on through the many countervailing and contradictory demands on the operating system, all valid, no one solution addressing all.</text:p>
      <text:p text:style-name="Text_20_body">An immense calm settled over the room. We were reminded that software engineering was not about right and wrong but only better and worse, solutions that solved some problems while ignoring or exacerbating others. That the machine that all the world seems to want to see as possessing some supreme power and intelligence was indeed intelligent, but only as we humans are: full of hedge and error, brilliance and backtrack and compromise. That we, each of us, could participate in this collaborative endeavor of creating the machine, to the extent we could, and to the extent we wished.</text:p>
      <text:p text:style-name="Text_20_body">The next month, the speaker at the Silicon Valley Linux User's Group is Marc Andreessen, founder of Netscape. The day before, the source code for Netscape's browser had been released on the Internet, and Andreessen is here as part of the general celebration. The mood tonight is not cerebral. Andreessen is expansive, talks about the release of the source code as "a return to our roots on a personal level." Tom Paquin, manager of Mozilla, the organization created to manage the Netscape source code, is unabashed in his belief that free and open source can compete with the juggernaut Microsoft, with the giants Oracle and Sun. He almost seems to believe that Netscape's release of the source isn't an act of desperation against the onslaught of the Microsoft browser. "Technologists drive this industry," he says, whistling in the dark. "The conventional wisdom is it's all marketing, but it's not."</text:p>
      <text:p text:style-name="Text_20_body">Outside, a bus is waiting to take the attendees up to San Francisco, where a big party is being held in a South of Market disco joint called the Sound Factory. There is a long line outside, backed up almost to the roadway of the Bay Bridge. Andreessen enters, and he is followed around by lights and cameras like a rock star. In all this celebration, for just this one night, it's almost possible to believe that technologists do indeed matter to technology, that marketing is not all, and all we have to do is get the code to the people who might understand it and we can reclaim our technical souls.</text:p>
      <text:p text:style-name="Text_20_body">Meanwhile, Andreessen disappears into a crush of people, lights flash, a band plays loudly and engineers, mostly men, stand around holding beer bottles. Above us, projected onto a screen that is mostly ignored, is what looks like the Netscape browser source code. The red-blue-green guns on the color projector are not well focused. The code is too blurry, scrolling by too quickly, to be read.</text:p>
      <text:h text:style-name="Heading_20_3" text:outline-level="3">Ellen Ullman</text:h>
      <text:p text:style-name="Text_20_body">Ellen Ullman is a software engineer. She is the author of <text:a xlink:type="simple" xlink:href="http://www.salonmagazine.com/21st/feature/1997/10/cov_09ullman.html" text:style-name="Internet_20_link" text:visited-style-name="Visited_20_Internet_20_Link">"Close to the Machine: Technophilia and its Discontents."</tex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2-06-26T21:14:20.137546380</meta:creation-date>
    <dc:date>2022-06-26T21:18:33.888615917</dc:date>
    <dc:creator>Martín René Vilugrón</dc:creator>
    <meta:editing-duration>PT4M14S</meta:editing-duration>
    <meta:editing-cycles>1</meta:editing-cycles>
    <meta:document-statistic meta:table-count="0" meta:image-count="0" meta:object-count="0" meta:page-count="9" meta:paragraph-count="66" meta:word-count="5074" meta:character-count="29723" meta:non-whitespace-character-count="24698"/>
    <meta:generator>LibreOffice/7.3.4.2$Linux_X86_64 LibreOffice_project/30$Build-2</meta:generator>
  </office:meta>
</office:document-meta>
</file>